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8f58" officeooo:paragraph-rsid="000e8f58" style:font-size-asian="16pt" style:font-size-complex="16pt"/>
    </style:style>
    <style:style style:name="P2" style:family="paragraph" style:parent-style-name="Standard">
      <style:text-properties officeooo:paragraph-rsid="000e8f58"/>
    </style:style>
    <style:style style:name="P3" style:family="paragraph" style:parent-style-name="Standard">
      <style:text-properties officeooo:rsid="00190eac" officeooo:paragraph-rsid="0010102d"/>
    </style:style>
    <style:style style:name="P4" style:family="paragraph" style:parent-style-name="Standard">
      <style:text-properties officeooo:rsid="00190eac" officeooo:paragraph-rsid="00128d4a"/>
    </style:style>
    <style:style style:name="P5" style:family="paragraph" style:parent-style-name="Standard">
      <style:text-properties fo:font-weight="bold" officeooo:rsid="00190eac" officeooo:paragraph-rsid="0010102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  <style:text-properties fo:font-size="16pt" officeooo:paragraph-rsid="000e8f58" style:font-size-asian="16pt" style:font-size-complex="16pt"/>
    </style:style>
    <style:style style:name="P7" style:family="paragraph">
      <style:paragraph-properties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" style:family="paragraph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bold" officeooo:rsid="00190eac" style:font-weight-asian="bold" style:font-weight-complex="bold"/>
    </style:style>
    <style:style style:name="T2" style:family="text">
      <style:text-properties fo:font-weight="bold" officeooo:rsid="001aeb78" style:font-weight-asian="bold" style:font-weight-complex="bold"/>
    </style:style>
    <style:style style:name="T3" style:family="text">
      <style:text-properties fo:font-weight="bold" officeooo:rsid="000e8f58" style:font-weight-asian="bold" style:font-weight-complex="bold"/>
    </style:style>
    <style:style style:name="T4" style:family="text">
      <style:text-properties officeooo:rsid="00190eac"/>
    </style:style>
    <style:style style:name="T5" style:family="text">
      <style:text-properties officeooo:rsid="000e8f58"/>
    </style:style>
    <style:style style:name="T6" style:family="text">
      <style:text-properties officeooo:rsid="001aa135"/>
    </style:style>
    <style:style style:name="T7" style:family="text">
      <style:text-properties officeooo:rsid="0010f3c8"/>
    </style:style>
    <style:style style:name="T8" style:family="text">
      <style:text-properties officeooo:rsid="00128d4a"/>
    </style:style>
    <style:style style:name="T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solid" draw:fill-color="#ffffff" fo:min-height="0.7075in" fo:padding-top="0.2in" fo:padding-bottom="0.2in" fo:padding-left="0.2in" fo:padding-right="0.2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0.3256in" fo:padding-top="0.2in" fo:padding-bottom="0.2in" fo:padding-left="0.2in" fo:padding-right="0.2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ncurrency Control </text:span><text:span text:style-name="T2">T</text:span><text:span text:style-name="T1">est </text:span><text:span text:style-name="T3">4</text:span><text:span text:style-name="T1">:</text:span><text:span text:style-name="T4"> </text:span></text:p>
      <text:p text:style-name="P1">Updating Scores</text:p>
      <text:p text:style-name="Standard"/>
      <text:p text:style-name="P2"><text:span text:style-name="T5">In this test, we will look at a simple transaction such as updating an examination record. <text:s/>Adding an examination record is a two part process. <text:s/>The exam result are added to exam_taken. <text:s/>Then the person recorded as having earned their certificate. <text:s/>Supposed that the transaction hangs before it can add the certificate. <text:s/>And in the mean time, another process realizes that the exam score was misreported and needs to be changed. <text:s/>When the new process tries to update the exam taken record, it should be prevented from doing so. <text:s text:c="2"/>Importantly, this should be done even when security level is at the lowest possible (Read Committed) for a transaction. <text:s/></text:span></text:p>
      <text:p text:style-name="Standard"/>
      <text:p text:style-name="P5">Replication:</text:p>
      <text:p text:style-name="P3"><draw:frame draw:style-name="fr1" draw:name="Frame1" text:anchor-type="paragraph" svg:x="3.9984in" svg:y="0.1898in" svg:width="3.1374in" draw:z-index="0"><draw:text-box fo:min-height="1.5063in"><text:p text:style-name="Drawing"><draw:frame text:anchor-type="paragraph" draw:z-index="1" draw:style-name="gr1" draw:text-style-name="P7" svg:width="3.1358in" svg:height="1.1894in" svg:x="0.0016in" svg:y="0.0016in"><draw:text-box><text:p text:style-name="P7"><text:span text:style-name="T9">Now running the test.</text:span></text:p><text:p text:style-name="P7"><text:span text:style-name="T9">Starting the transaction...</text:span></text:p><text:p text:style-name="P7"><text:span text:style-name="T9">Adding Exam Taken.</text:span></text:p><text:p text:style-name="P7"><text:span text:style-name="T9">Exam Taken: 1</text:span></text:p><text:p text:style-name="P7"><text:span text:style-name="T9">Press any key to continue.</text:span></text:p></draw:text-box></draw:frame>Drawing <text:sequence text:ref-name="refDrawing0" text:name="Drawing" text:formula="ooow:Drawing+1" style:num-format="1">1</text:sequence>: step 1</text:p></draw:text-box></draw:frame></text:p>
      <text:p text:style-name="P3">1. <text:s/>Run <text:span text:style-name="T7">AddExamTest</text:span>.jav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2" text:anchor-type="paragraph" svg:x="3.9882in" svg:y="0.0311in" svg:width="3.1374in" draw:z-index="2"><draw:text-box fo:min-height="1.1445in"><text:p text:style-name="Drawing"><draw:frame text:anchor-type="paragraph" draw:z-index="3" draw:style-name="gr2" draw:text-style-name="P8" svg:width="3.1358in" svg:height="0.874in" svg:x="0.0016in" svg:y="0.0016in"><draw:text-box><text:p text:style-name="P7"><text:span text:style-name="T9">### Update the exam taken.</text:span></text:p><text:p text:style-name="P7"><text:span text:style-name="T9">###Updating the exam's score: 0</text:span></text:p><text:p text:style-name="P7"><text:span text:style-name="T9">###Failed to update. <text:s/>Try again.</text:span></text:p></draw:text-box></draw:frame>Drawing <text:sequence text:ref-name="refDrawing1" text:name="Drawing" text:formula="ooow:Drawing+1" style:num-format="1">2</text:sequence>: step <text:span text:style-name="T6">2</text:span></text:p></draw:text-box></draw:frame>2. <text:s/>When the process pauses for a keypress, run <text:span text:style-name="T8">UpdateExamTest</text:span>.java.</text:p>
      <text:p text:style-name="P3"/>
      <text:p text:style-name="P3"/>
      <text:p text:style-name="P3"/>
      <text:p text:style-name="P3"/>
      <text:p text:style-name="P3"><text:s/></text:p>
      <text:p text:style-name="P4"><draw:frame draw:style-name="fr1" draw:name="Frame3" text:anchor-type="paragraph" svg:x="3.9882in" svg:y="0.0311in" svg:width="3.1374in" draw:z-index="4"><draw:text-box fo:min-height="1.1445in"><text:p text:style-name="Drawing"><draw:frame text:anchor-type="paragraph" draw:z-index="5" draw:style-name="gr2" draw:text-style-name="P8" svg:width="3.1358in" svg:height="1.0315in" svg:x="0.0016in" svg:y="0.0016in"><draw:text-box><text:p text:style-name="P7"><text:span text:style-name="T9">Adding the certificate.</text:span></text:p><text:p text:style-name="P7"><text:span text:style-name="T9">Certificates Gained: 1</text:span></text:p><text:p text:style-name="P7"><text:span text:style-name="T9">Committing...</text:span></text:p><text:p text:style-name="P7"><text:span text:style-name="T9">Cleaning up!</text:span></text:p></draw:text-box></draw:frame>Drawing <text:sequence text:ref-name="refDrawing2" text:name="Drawing" text:formula="ooow:Drawing+1" style:num-format="1">3</text:sequence>: step <text:span text:style-name="T6">3</text:span></text:p></draw:text-box></draw:frame>3. <text:s/>When <text:span text:style-name="T8">UpdateExamTest</text:span> finishes, return to the <text:span text:style-name="T7">AddExamTest</text:span> console and press enter. <text:s/>The process should <text:span text:style-name="T8">proceed as normal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00:47:55.986000000</meta:creation-date>
    <dc:date>2013-12-05T00:58:58.916000000</dc:date>
    <meta:editing-duration>PT6M59S</meta:editing-duration>
    <meta:editing-cycles>7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11" meta:word-count="158" meta:character-count="973" meta:non-whitespace-character-count="809"/>
  </office:meta>
</office:document-meta>
</file>